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list-style-name="LFO3" style:family="paragraph"/>
    <style:style style:name="P8" style:parent-style-name="Standard" style:list-style-name="LFO3" style:family="paragraph"/>
    <style:style style:name="P9" style:parent-style-name="Standard" style:list-style-name="LFO3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list-style-name="LFO4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list-style-name="LFO4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list-style-name="LFO4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list-style-name="LFO4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list-style-name="LFO4" style:family="paragraph"/>
    <style:style style:name="P22" style:parent-style-name="Standard" style:list-style-name="LFO5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list-style-name="LFO5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Standard" style:list-style-name="LFO6" style:family="paragraph"/>
    <style:style style:name="P36" style:parent-style-name="Standard" style:list-style-name="LFO6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Standard" style:list-style-name="LFO6" style:family="paragraph"/>
    <style:style style:name="P39" style:parent-style-name="Standard" style:list-style-name="LFO6" style:family="paragraph"/>
    <style:style style:name="P40" style:parent-style-name="Standard" style:list-style-name="LFO6" style:family="paragraph"/>
    <style:style style:name="P41" style:parent-style-name="Standard" style:list-style-name="LFO7" style:family="paragraph"/>
    <style:style style:name="P42" style:parent-style-name="Standard" style:list-style-name="LFO7" style:family="paragraph"/>
    <style:style style:name="P43" style:parent-style-name="Standard" style:list-style-name="LFO7" style:family="paragraph"/>
    <style:style style:name="P44" style:parent-style-name="Standard" style:list-style-name="LFO7" style:family="paragraph"/>
    <style:style style:name="P45" style:parent-style-name="Standard" style:list-style-name="LFO7" style:family="paragraph"/>
    <style:style style:name="P46" style:parent-style-name="Standard" style:list-style-name="LFO7" style:family="paragraph"/>
    <style:style style:name="P47" style:parent-style-name="Standard" style:list-style-name="LFO7" style:family="paragraph"/>
    <style:style style:name="P48" style:parent-style-name="Standard" style:list-style-name="LFO8" style:family="paragraph"/>
    <style:style style:name="P49" style:parent-style-name="Standard" style:list-style-name="LFO8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Standard" style:list-style-name="LFO9" style:family="paragraph"/>
    <style:style style:name="P52" style:parent-style-name="Standard" style:list-style-name="LFO9" style:family="paragraph"/>
    <style:style style:name="P53" style:parent-style-name="Standard" style:list-style-name="LFO9" style:family="paragraph"/>
  </office:automatic-styles>
  <office:body>
    <office:text text:use-soft-page-breaks="true">
      <text:p text:style-name="P1">Project Proposal:</text:p>
      <text:p text:style-name="Standard"/>
      <text:p text:style-name="Standard">Project Title:</text:p>
      <text:p text:style-name="Standard"/>
      <text:p text:style-name="Standard">Bike Sharing System</text:p>
      <text:list text:style-name="LFO1" text:continue-numbering="true">
        <text:list-item>
          <text:p text:style-name="P2">What is this business about?</text:p>
        </text:list-item>
        <text:list-item>
          <text:p text:style-name="P3">What kind of systems are there for bike sharing?</text:p>
        </text:list-item>
      </text:list>
      <text:p text:style-name="Standard"/>
      <text:p text:style-name="Standard">Problem Statement and Business Use case:</text:p>
      <text:list text:style-name="LFO2" text:continue-numbering="true">
        <text:list-item>
          <text:p text:style-name="P4">What is the<text:s/>technical<text:s/>problem you’re solving?<text:s/>– Boom bikes want to understand the demand and what are the variables or scenarios effecting the demand<text:s/></text:p>
        </text:list-item>
        <text:list-item>
          <text:p text:style-name="P5">What is the<text:s/>business perspective?<text:s/>What happened at the bike sharing system as the corona attacked the business, they want and sustain in the market and maintain a healthy state for their business</text:p>
        </text:list-item>
      </text:list>
      <text:p text:style-name="Standard"/>
      <text:p text:style-name="Standard">Data Science WorkFlow:</text:p>
      <text:p text:style-name="Standard"/>
      <text:p text:style-name="Standard">1. We want to measure the count of bike shared on a given day based on weather conditions and other factors.<text:s text:c="2"/><text:span text:style-name="T6">(Count will be y)</text:span></text:p>
      <text:p text:style-name="Standard">The data provided has factors like:</text:p>
      <text:list text:style-name="LFO3" text:continue-numbering="true">
        <text:list-item>
          <text:p text:style-name="P7">a</text:p>
        </text:list-item>
        <text:list-item>
          <text:p text:style-name="P8">b</text:p>
        </text:list-item>
        <text:list-item>
          <text:p text:style-name="P9">c</text:p>
        </text:list-item>
        <text:list-item>
          <text:p text:style-name="P10">d</text:p>
        </text:list-item>
        <text:list-item>
          <text:p text:style-name="P11">e</text:p>
        </text:list-item>
      </text:list>
      <text:p text:style-name="Standard">and we want to predict count.</text:p>
      <text:p text:style-name="Standard"/>
      <text:p text:style-name="Standard">2. Data shared with us<text:s/>is collected over a span of two years across different seasons.</text:p>
      <text:p text:style-name="Standard">You want to build multiple linear regression <text:s/>model to predict demand .</text:p>
      <text:p text:style-name="Standard"/>
      <text:p text:style-name="Standard">We want to analyze the different factor and understand which factor would<text:s/>impact bike demands.</text:p>
      <text:p text:style-name="Standard"/>
      <text:p text:style-name="Standard">3. First solution is to identify which factors are important in describing bike demands.<text:s/><text:span text:style-name="T12">(Correlation or EDA to use for this)</text:span></text:p>
      <text:p text:style-name="Standard">Second solution want to deliver is to build a model to predict demand in future based on these attributes .</text:p>
      <text:p text:style-name="Standard"/>
      <text:p text:style-name="Standard">4. List down some EDA questions :</text:p>
      <text:list text:style-name="LFO4" text:continue-numbering="true">
        <text:list-item>
          <text:p text:style-name="P13">1<text:s/>(<text:span text:style-name="T14">Amount of bike sharing in 4 different seasons)</text:span></text:p>
        </text:list-item>
        <text:list-item>
          <text:p text:style-name="P15">2<text:s/>(<text:span text:style-name="T16">Amount of bike sharing or demand prices in different years)</text:span></text:p>
        </text:list-item>
        <text:list-item>
          <text:p text:style-name="P17">3<text:s/>(<text:span text:style-name="T18">Humidity and temperature affected demand</text:span></text:p>
        </text:list-item>
        <text:list-item>
          <text:p text:style-name="P19">4<text:s/><text:span text:style-name="T20">(working day of weekends affected demand</text:span></text:p>
        </text:list-item>
        <text:list-item>
          <text:p text:style-name="P21">etc.<text:s/>(demand of bikes in Casuals or registered using)</text:p>
        </text:list-item>
      </text:list>
      <text:p text:style-name="Standard">5. Descriptive analytics</text:p>
      <text:list text:style-name="LFO5" text:continue-numbering="true">
        <text:list-item>
          <text:p text:style-name="P22">insights<text:s/><text:span text:style-name="T23">(</text:span><text:span text:style-name="T24">what has happened in the past)</text:span></text:p>
        </text:list-item>
        <text:list-item>
          <text:p text:style-name="P25"><text:s text:c="5"/>Diagnostic analysis<text:s/><text:span text:style-name="T26">(in which year the demand was low and<text:s/></text:span><text:span text:style-name="T27">why it had happened</text:span><text:span text:style-name="T28">)</text:span></text:p>
        </text:list-item>
      </text:list>
      <text:p text:style-name="P29"/>
      <text:p text:style-name="Standard">Predictive analytics<text:s/><text:span text:style-name="T30">(</text:span><text:span text:style-name="T31">to predict any future outcome for which machine learning model is helpful)</text:span></text:p>
      <text:soft-page-break/>
      <text:p text:style-name="Standard">Prescriptive analytics<text:s/>(<text:s/><text:span text:style-name="T32">based on the analysis the solution that needs to be provided to stakeholders or the recommendation of the analysis)</text:span></text:p>
      <text:p text:style-name="Standard"/>
      <text:p text:style-name="Standard">6. This will help to increase revenue provide better services to customer and reduce any<text:s/>sales loss.<text:s/>(<text:span text:style-name="T33">How is the demand going to be based on that we can prepare ourself or future ready for upcoming scenarios)</text:span></text:p>
      <text:p text:style-name="Standard"><text:s/></text:p>
      <text:p text:style-name="Standard">7. Customers and Revenue stream will be impacted.(<text:span text:style-name="T34">who will be impacted by this)</text:span></text:p>
      <text:p text:style-name="Standard"/>
      <text:p text:style-name="Standard"/>
      <text:p text:style-name="Standard"/>
      <text:p text:style-name="Standard"/>
      <text:p text:style-name="Standard">Data Collection:</text:p>
      <text:list text:style-name="LFO6" text:continue-numbering="true">
        <text:list-item>
          <text:p text:style-name="P35">dataset</text:p>
        </text:list-item>
        <text:list-item>
          <text:p text:style-name="P36">schema what kind of fields it has and the variable<text:s/>(<text:span text:style-name="T37">ordinal, cardinal, categorical , numerical)</text:span></text:p>
        </text:list-item>
        <text:list-item>
          <text:p text:style-name="P38">Size of data</text:p>
        </text:list-item>
        <text:list-item>
          <text:p text:style-name="P39">file is csv</text:p>
        </text:list-item>
        <text:list-item>
          <text:p text:style-name="P40">data dictionary</text:p>
        </text:list-item>
      </text:list>
      <text:p text:style-name="Standard"/>
      <text:p text:style-name="Standard">Data Preprocessing, Preparation and Feature Engineering:</text:p>
      <text:p text:style-name="Standard"/>
      <text:list text:style-name="LFO7" text:continue-numbering="true">
        <text:list-item>
          <text:p text:style-name="P41">Identifying data quality</text:p>
          <text:list text:continue-numbering="true">
            <text:list-item>
              <text:p text:style-name="P42">Check for data inconsistency, all data types are correct and no<text:s/>encoding issues.</text:p>
            </text:list-item>
          </text:list>
        </text:list-item>
        <text:list-item>
          <text:p text:style-name="P43">Handle Missing Values</text:p>
        </text:list-item>
        <text:list-item>
          <text:p text:style-name="P44">Treating categorical Values</text:p>
        </text:list-item>
        <text:list-item>
          <text:p text:style-name="P45">Treating outlier</text:p>
        </text:list-item>
        <text:list-item>
          <text:p text:style-name="P46">Do scaling</text:p>
        </text:list-item>
        <text:list-item>
          <text:p text:style-name="P47">Feature engineering</text:p>
        </text:list-item>
      </text:list>
      <text:p text:style-name="Standard"/>
      <text:p text:style-name="Standard">Machine Learning and Model selection:</text:p>
      <text:list text:style-name="LFO8" text:continue-numbering="true">
        <text:list-item>
          <text:p text:style-name="P48">Multiple linear regression model</text:p>
        </text:list-item>
        <text:list-item>
          <text:p text:style-name="P49">ridge regression, lasso regression, stocastic gradient regressor.</text:p>
        </text:list-item>
      </text:list>
      <text:p text:style-name="Standard"/>
      <text:p text:style-name="Standard">Model persistence:<text:s/>(<text:span text:style-name="T50">No need to do it now)</text:span></text:p>
      <text:list text:style-name="LFO9" text:continue-numbering="true">
        <text:list-item>
          <text:p text:style-name="P51">Building an API to expose the model to predict for future inputs.</text:p>
        </text:list-item>
        <text:list-item>
          <text:p text:style-name="P52">Deployment on local machine<text:s/>(Ngrok and Flask)</text:p>
        </text:list-item>
        <text:list-item>
          <text:p text:style-name="P53">Cloud AWS, GCP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veena Balani</dc:creator>
    <meta:creation-date>2021-10-24T18:12:00Z</meta:creation-date>
    <dc:date>2021-10-30T17:33:00Z</dc:date>
    <meta:template xlink:href="Normal" xlink:type="simple"/>
    <meta:editing-cycles>2</meta:editing-cycles>
    <meta:editing-duration>PT3060S</meta:editing-duration>
    <meta:document-statistic meta:page-count="2" meta:paragraph-count="5" meta:word-count="440" meta:character-count="2945" meta:row-count="20" meta:non-whitespace-character-count="2510"/>
  </office:meta>
</office:document-meta>
</file>